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style>
    <style:style style:name="P2" style:parent-style-name="Titre1" style:family="paragraph">
      <style:paragraph-properties fo:text-align="center"/>
    </style:style>
    <style:style style:name="P3" style:parent-style-name="Paragraphedeliste" style:family="paragraph"/>
    <style:style style:name="P4"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5" style:parent-style-name="CodeHTML" style:family="text">
      <style:text-properties fo:color="#0070C0"/>
    </style:style>
    <style:style style:name="P6"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7" style:parent-style-name="CodeHTML" style:family="text">
      <style:text-properties fo:color="#0070C0"/>
    </style:style>
    <style:style style:name="P8"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9" style:parent-style-name="CodeHTML" style:family="text">
      <style:text-properties fo:color="#0070C0"/>
    </style:style>
    <style:style style:name="P10"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11" style:parent-style-name="CodeHTML" style:family="text">
      <style:text-properties fo:color="#0070C0"/>
    </style:style>
    <style:style style:name="P12"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13" style:parent-style-name="CodeHTML" style:family="text">
      <style:text-properties fo:color="#0070C0"/>
    </style:style>
    <style:style style:name="P14"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15" style:parent-style-name="CodeHTML" style:family="text">
      <style:text-properties fo:color="#0070C0"/>
    </style:style>
    <style:style style:name="P16"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17" style:parent-style-name="CodeHTML" style:family="text">
      <style:text-properties fo:color="#0070C0"/>
    </style:style>
    <style:style style:name="P18"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19" style:parent-style-name="CodeHTML" style:family="text">
      <style:text-properties fo:color="#0070C0"/>
    </style:style>
    <style:style style:name="P20"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21" style:parent-style-name="CodeHTML" style:family="text">
      <style:text-properties fo:color="#0070C0"/>
    </style:style>
    <style:style style:name="P22"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23" style:parent-style-name="CodeHTML" style:family="text">
      <style:text-properties fo:color="#0070C0"/>
    </style:style>
    <style:style style:name="P24"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P25" style:parent-style-name="Normal" style:family="paragraph">
      <style:paragraph-properties fo:margin-bottom="0in"/>
      <style:text-properties style:text-underline-type="single" style:text-underline-style="solid" style:text-underline-width="auto" style:text-underline-mode="continuous"/>
    </style:style>
    <style:style style:name="P26" style:parent-style-name="Normal" style:family="paragraph">
      <style:paragraph-properties fo:margin-bottom="0in"/>
    </style:style>
    <style:style style:name="T27" style:parent-style-name="CodeHTML" style:family="text">
      <style:text-properties style:font-name-asian="Calibri"/>
    </style:style>
    <style:style style:name="T28" style:parent-style-name="CodeHTML" style:family="text">
      <style:text-properties style:font-name-asian="Calibri"/>
    </style:style>
    <style:style style:name="P29" style:parent-style-name="Normal" style:family="paragraph">
      <style:text-properties fo:color="#00B050" style:text-underline-type="single" style:text-underline-style="solid" style:text-underline-width="auto" style:text-underline-mode="continuous"/>
    </style:style>
    <style:style style:name="P30"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31" style:parent-style-name="CodeHTML" style:family="text">
      <style:text-properties fo:color="#00B050"/>
    </style:style>
    <style:style style:name="P32"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fo:color="#00B050"/>
    </style:style>
    <style:style style:name="P33"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34" style:parent-style-name="CodeHTML" style:family="text">
      <style:text-properties fo:color="#00B050"/>
    </style:style>
    <style:style style:name="P35"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36" style:parent-style-name="CodeHTML" style:family="text">
      <style:text-properties fo:color="#00B050"/>
    </style:style>
    <style:style style:name="P37"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38" style:parent-style-name="CodeHTML" style:family="text">
      <style:text-properties fo:color="#00B050"/>
    </style:style>
    <style:style style:name="P39"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40" style:parent-style-name="CodeHTML" style:family="text">
      <style:text-properties fo:color="#00B050"/>
    </style:style>
    <style:style style:name="P41"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42" style:parent-style-name="CodeHTML" style:family="text">
      <style:text-properties fo:color="#00B050"/>
    </style:style>
    <style:style style:name="P43"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44" style:parent-style-name="CodeHTML" style:family="text">
      <style:text-properties fo:color="#00B050"/>
    </style:style>
    <style:style style:name="P45"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46" style:parent-style-name="CodeHTML" style:family="text">
      <style:text-properties fo:color="#00B050"/>
    </style:style>
    <style:style style:name="P47"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48" style:parent-style-name="CodeHTML" style:family="text">
      <style:text-properties fo:color="#00B050"/>
    </style:style>
    <style:style style:name="P49"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50" style:parent-style-name="CodeHTML" style:family="text">
      <style:text-properties fo:color="#00B050"/>
    </style:style>
    <style:style style:name="P51" style:parent-style-name="PréformatéHTML"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style>
    <style:style style:name="T52" style:parent-style-name="CodeHTML" style:family="text">
      <style:text-properties fo:color="#00B050"/>
    </style:style>
    <style:style style:name="P53" style:parent-style-name="Normal" style:family="paragraph">
      <style:paragraph-properties fo:break-before="page"/>
    </style:style>
    <style:style style:name="P54" style:parent-style-name="Paragraphedeliste" style:family="paragraph"/>
  </office:automatic-styles>
  <office:body>
    <office:text text:use-soft-page-breaks="true">
      <text:h text:style-name="P1" text:outline-level="1">Challenge 2024-05-31</text:h>
      <text:h text:style-name="P2" text:outline-level="1">Classement par moyennes</text:h>
      <text:p text:style-name="Normal"/>
      <text:p text:style-name="Normal"/>
      <text:list text:style-name="LFO1" text:continue-numbering="true">
        <text:list-item>
          <text:p text:style-name="P3">Enoncé</text:p>
        </text:list-item>
      </text:list>
      <text:p text:style-name="Normal">Ce challenge est un niveau débutant, mais si vous avez plus d'expérience, vous pouvez essayer de trouver de belles astuces pour un code propre, rapide et concis. Voici la liste des élèves et leurs notes respectives:<text:s/></text:p>
      <text:p text:style-name="P4"><text:span text:style-name="T5">Tao <text:s text:c="4"/>-&gt; 18, 12, 3, 5, 19</text:span></text:p>
      <text:p text:style-name="P6"><text:span text:style-name="T7">Josette -&gt; 20, 2, 12, 18, 14</text:span></text:p>
      <text:p text:style-name="P8"><text:span text:style-name="T9">Patrick -&gt; 2, 4, 6, 18, 17</text:span></text:p>
      <text:p text:style-name="P10"><text:span text:style-name="T11">Pema <text:s text:c="3"/>-&gt; 3, 19, 15, 3, 12</text:span></text:p>
      <text:p text:style-name="P12"><text:span text:style-name="T13">Jean <text:s text:c="3"/>-&gt; 0, 9, 8, 8, 4</text:span></text:p>
      <text:p text:style-name="P14"><text:span text:style-name="T15">Bixente -&gt; 14, 20, 10, 12, 4</text:span></text:p>
      <text:p text:style-name="P16"><text:span text:style-name="T17">Paco <text:s text:c="3"/>-&gt; 16, 1, 1, 1, 20</text:span></text:p>
      <text:p text:style-name="P18"><text:span text:style-name="T19">Chuluun -&gt; 15, 6, 17, 20, 15</text:span></text:p>
      <text:p text:style-name="P20"><text:span text:style-name="T21">Marie <text:s text:c="2"/>-&gt; 16, 4, 16, 20, 12</text:span></text:p>
      <text:p text:style-name="P22"><text:span text:style-name="T23">Mohamed -&gt; 16, 19, 17, 6, 20</text:span></text:p>
      <text:p text:style-name="P24"/>
      <text:p text:style-name="P25">Conditions :</text:p>
      <text:p text:style-name="P26"/>
      <text:p text:style-name="Normal">Créez une fonction<text:s/><text:span text:style-name="T27">moyenne_eleves()</text:span><text:s/>qui retourne un dictionnaire contenant en clé le nom<text:s/>de l'élève et en valeur sa moyenne arrondie à l'entier le plus proche.</text:p>
      <text:p text:style-name="Normal">Créez une fonction<text:s/><text:span text:style-name="T28">classement_eleves()</text:span><text:s/>qui permettra d'afficher dans le terminal le classement complet de la classe avec la position de chaque élève par rapport aux autres.<text:s/></text:p>
      <text:p text:style-name="P29">Exemples :</text:p>
      <text:p text:style-name="P30"><text:span text:style-name="T31">{'Tao': 11, 'Josette': 13, 'Patrick': 9, 'Pema': 10, 'Jean': 6, 'Bixente': 12, 'Paco': 8, 'Chuluun': 15, 'Marie': 14, 'Mohamed': 16}</text:span></text:p>
      <text:p text:style-name="P32"/>
      <text:p text:style-name="P33"><text:span text:style-name="T34"><text:s/>1 : Mohamed avec une moyenne de 16/20</text:span></text:p>
      <text:p text:style-name="P35"><text:span text:style-name="T36"><text:s/>2 : Chuluun avec une moyenne de 15/20</text:span></text:p>
      <text:p text:style-name="P37"><text:span text:style-name="T38"><text:s/>3 : Marie avec une moyenne de 14/20</text:span></text:p>
      <text:p text:style-name="P39"><text:span text:style-name="T40"><text:s/>4 : Josette avec une moyenne de 13/20</text:span></text:p>
      <text:p text:style-name="P41"><text:span text:style-name="T42"><text:s/>5 : Bixente avec une moyenne de 12/20</text:span></text:p>
      <text:p text:style-name="P43"><text:span text:style-name="T44"><text:s/>6 : Tao avec une moyenne de 11/20</text:span></text:p>
      <text:p text:style-name="P45"><text:span text:style-name="T46"><text:s/>7 : Pema avec une moyenne de 10/20</text:span></text:p>
      <text:p text:style-name="P47"><text:span text:style-name="T48"><text:s/>8 : Patrick avec une moyenne de 9/20</text:span></text:p>
      <text:p text:style-name="P49"><text:span text:style-name="T50"><text:s/>9 : Paco avec une moyenne de 8/20</text:span></text:p>
      <text:p text:style-name="P51"><text:span text:style-name="T52">10 : Jean avec une moyenne de 6/20</text:span></text:p>
      <text:p text:style-name="P53"/>
      <text:list text:style-name="LFO1" text:continue-numbering="true">
        <text:list-item>
          <text:p text:style-name="P54"/>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Times New Roman" style:font-name-complex="Times New Roman" fo:color="#2F5496" fo:font-size="16pt" style:font-size-asian="16pt" style:font-size-complex="16pt" style:text-underline-type="doub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style:font-name="Arial"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color="#2F5496" fo:font-size="16pt" style:font-size-asian="16pt" style:font-size-complex="16pt" style:text-underline-type="doub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meta:initial-creator>
    <dc:creator>Thomas</dc:creator>
    <meta:creation-date>2024-06-01T17:54:00Z</meta:creation-date>
    <dc:date>2024-06-01T18:01:00Z</dc:date>
    <meta:template xlink:href="Normal.dotm" xlink:type="simple"/>
    <meta:editing-cycles>1</meta:editing-cycles>
    <meta:editing-duration>PT0S</meta:editing-duration>
    <meta:document-statistic meta:page-count="2" meta:paragraph-count="2" meta:word-count="218" meta:character-count="1418" meta:row-count="10" meta:non-whitespace-character-count="1202"/>
  </office:meta>
</office:document-meta>
</file>